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OPEN UNIVERSITY </text:span><text:span text:style-name="Strong_20_Emphasis"><text:span text:style-name="Emphasis">of </text:span></text:span><text:span text:style-name="Strong_20_Emphasis">MAURITIUS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<text:span text:style-name="T1">INSTRUCTIONS TO STUDENTS</text:span></text:span></text:p>
      <text:p text:style-name="Text_20_body">Read properly the mode of submission.</text:p>
      <text:p text:style-name="Text_20_body">Please note that any assignment submitted after the deadline, marks will be deducted as per assignment submission procedure document.</text:p>
      <text:p text:style-name="Text_20_body">Plagiarism/collusion will be heavily penalised and may result in non-award of marks.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<text:span text:style-name="T1">POINTS TO REMEMBER WHEN SUBMITTING YOUR ASSIGNMENT:</text:span></text:span></text:p>
      <text:p text:style-name="Text_20_body"/>
      <text:p text:style-name="Text_20_body"><text:span text:style-name="Strong_20_Emphasis"><text:span text:style-name="T1">MODE OF SUBMISSION</text:span></text:span>:</text:p>
      <text:p text:style-name="Text_20_body">·<text:span text:style-name="Strong_20_Emphasis">Submit on Blackboard – </text:span>(by or before due date)</text:p>
      <text:p text:style-name="Text_20_body"/>
      <text:p text:style-name="Text_20_body"/>
      <text:p text:style-name="Text_20_body"><text:span text:style-name="Emphasis"><text:span text:style-name="T1">The current penalty is 2% per day (weekends and public holidays included) for any assignment received after the due date which the tutor will deduct from the final mark.</text:span></text:span></text:p>
      <text:p text:style-name="Text_20_body"/>
      <text:h text:style-name="Heading_20_4" text:outline-level="4">The Open University of Mauritius will not hold itself responsible or liable for the non-award of marks if you fail to submit the assignment as per the required mode of submission.</text:h>
      <text:p text:style-name="Text_20_body"/>
      <text:p text:style-name="Text_20_body"/>
      <text:p text:style-name="Text_20_body"/>
      <text:p text:style-name="Text_20_body">Module Name: OO Programming</text:p>
      <text:p text:style-name="Text_20_body"><text:span text:style-name="Strong_20_Emphasis"/></text:p>
      <text:p text:style-name="Text_20_body">Lecturer’s Name: Dr Rubeena Doomun</text:p>
      <text:p text:style-name="Text_20_body"/>
      <text:p text:style-name="Text_20_body">Date of Submission: 30th October 2024</text:p>
      <text:p text:style-name="Text_20_body"><text:span text:style-name="Strong_20_Emphasis"><text:span text:style-name="T1"/></text:span></text:p>
      <text:p text:style-name="Text_20_body"><text:soft-page-break/>Submission Mode:<text:span text:style-name="Strong_20_Emphasis"> </text:span><text:span text:style-name="Strong_20_Emphasis"><text:span text:style-name="T1">BLACKBOARD (MANDATORY)</text:span></text:span></text:p>
      <text:p text:style-name="Text_20_body"/>
      <text:p text:style-name="Text_20_body">Total Marks: 30</text:p>
      <text:p text:style-name="Text_20_body"/>
      <text:p text:style-name="Text_20_body"/>
      <text:p text:style-name="Text_20_body"/>
      <text:p text:style-name="Text_20_body"> </text:p>
      <text:p text:style-name="Text_20_body"/>
      <text:h text:style-name="Heading_20_4" text:outline-level="4"><text:span text:style-name="Strong_20_Emphasis">Assignment question:</text:span></text:h>
      <text:p text:style-name="Text_20_body"> </text:p>
      <text:p text:style-name="Text_20_body"><text:span text:style-name="Strong_20_Emphasis">Question 1 [30 marks]</text:span></text:p>
      <text:p text:style-name="Text_20_body">MauriBank is a bank company operating different branches across Mauritius. Implement an OO Java application for the bank department looking after loan. There are several schemes of loan. A user will choose the loan type and input some parameters. The OO Java application should calculate the monthly loan amount and display it.</text:p>
      <text:p text:style-name="Text_20_body"> </text:p>
      <text:p text:style-name="Text_20_body"><text:span text:style-name="Strong_20_Emphasis"><text:span text:style-name="T1">Only a single Microsoft Word document</text:span></text:span><text:span text:style-name="Strong_20_Emphasis"> must be submitted showing:</text:span></text:p>
      <text:p text:style-name="Text_20_body">·    <text:span text:style-name="Strong_20_Emphasis">Description of the application and how OO features are being applied [10 marks]</text:span></text:p>
      <text:p text:style-name="Text_20_body">·    <text:span text:style-name="Strong_20_Emphasis">Code documentation (Copy and paste all your codes in the document- provide the name of the program as well) The codes should have proper line comments. [10 marks]</text:span></text:p>
      <text:p text:style-name="Text_20_body">·    <text:span text:style-name="Strong_20_Emphasis">Testing through screen captures of </text:span><text:span text:style-name="Strong_20_Emphasis"><text:span text:style-name="T1">all test case scenarios</text:span></text:span><text:span text:style-name="Strong_20_Emphasis">. [10 marks]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2.12mm" fo:margin-bottom="2.12mm" style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1:15:12.063532422</meta:creation-date>
    <meta:print-date>2024-10-19T11:16:08.718593007</meta:print-date>
    <dc:date>2024-10-19T11:16:33.190506711</dc:date>
    <meta:editing-duration>PT1M21S</meta:editing-duration>
    <meta:editing-cycles>1</meta:editing-cycles>
    <meta:document-statistic meta:table-count="0" meta:image-count="0" meta:object-count="0" meta:page-count="2" meta:paragraph-count="26" meta:word-count="267" meta:character-count="1685" meta:non-whitespace-character-count="1426"/>
    <meta:generator>LibreOffice/7.4.7.2$Linux_X86_64 LibreOffice_project/40$Build-2</meta:generator>
  </office:meta>
</office:document-meta>
</file>